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000000355BB33CB65.png" manifest:media-type="image/png"/>
  <manifest:file-entry manifest:full-path="Pictures/10000000000003710000027E23909181.png" manifest:media-type="image/png"/>
  <manifest:file-entry manifest:full-path="Pictures/10000000000002620000027CB4A7F41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op - 106.1, <text:line-break/>Y=110.7</text:p>
          </draw:text-box>
        </draw:frame>
        <draw:frame draw:style-name="gr1" draw:text-style-name="P1" draw:layer="layout" svg:width="10.81cm" svg:height="11.272cm" svg:x="10.795cm" svg:y="4.5cm">
          <draw:image xlink:href="Pictures/10000000000002620000027CB4A7F4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eft: X=90.4,<text:line-break/>119.8</text:p>
          </draw:text-box>
        </draw:frame>
        <draw:frame draw:style-name="gr1" draw:text-style-name="P1" draw:layer="layout" svg:width="11.821cm" svg:height="8.561cm" svg:x="9cm" svg:y="5.439cm">
          <draw:image xlink:href="Pictures/10000000000003710000027E239091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ole Center: X=105, Y=127</text:p>
          </draw:text-box>
        </draw:frame>
        <draw:frame draw:style-name="gr1" draw:text-style-name="P1" draw:layer="layout" svg:width="11.619cm" svg:height="10.68cm" svg:x="8.381cm" svg:y="4.32cm">
          <draw:image xlink:href="Pictures/10000000000003A000000355BB33CB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Right edge: X=120.1</text:p>
              </text:list-item>
              <text:list-item>
                <text:p>Bottom edge: Y=143.5</text:p>
              </text:list-item>
              <text:list-item>
                <text:p>Top edge: Y=110.7</text:p>
              </text:list-item>
              <text:list-item>
                <text:p>Left edge: X=90.4</text:p>
              </text:list-item>
              <text:list-item>
                <text:p>Center of switch: (105, 127)</text:p>
              </text:list-item>
            </text:list>
            <text:p/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22:58:38.573608337</meta:creation-date>
    <dc:description>This work is licensed under a Creative Commons 0 License.
It makes use of the works of Alexander Wilms.</dc:description>
    <meta:generator>LibreOffice/25.2.5.2$Linux_X86_64 LibreOffice_project/520$Build-2</meta:generator>
    <dc:title>DNA</dc:title>
    <meta:editing-duration>PT4M12S</meta:editing-duration>
    <meta:editing-cycles>3</meta:editing-cycles>
    <dc:date>2025-08-24T23:03:11.884379328</dc:date>
    <meta:document-statistic meta:object-count="119"/>
  </office:meta>
</office:document-meta>
</file>